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ntury-sans-livy-pliny" table:style-name="ta1">
        <table:shapes>
          <draw:frame draw:z-index="0" draw:style-name="gr1" draw:text-style-name="P1" svg:width="722.64pt" svg:height="401.33pt" svg:x="60.86pt" svg:y="3pt">
            <draw:object draw:notify-on-update-of-ranges="'century-sans-livy-pliny'.A1:'century-sans-livy-pliny'.A10 'century-sans-livy-pliny'.B1:'century-sans-livy-pliny'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II BCE</text:p>
          </table:table-cell>
          <table:table-cell office:value-type="float" office:value="10950" calcext:value-type="float">
            <text:p>10950</text:p>
          </table:table-cell>
        </table:table-row>
        <table:table-row table:style-name="ro1">
          <table:table-cell office:value-type="string" calcext:value-type="string">
            <text:p>II BCE</text:p>
          </table:table-cell>
          <table:table-cell office:value-type="float" office:value="44095" calcext:value-type="float">
            <text:p>44095</text:p>
          </table:table-cell>
        </table:table-row>
        <table:table-row table:style-name="ro1">
          <table:table-cell office:value-type="string" calcext:value-type="string">
            <text:p>I BCE</text:p>
          </table:table-cell>
          <table:table-cell office:value-type="float" office:value="500208" calcext:value-type="float">
            <text:p>50020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53571" calcext:value-type="float">
            <text:p>753571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238499" calcext:value-type="float">
            <text:p>238499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11672" calcext:value-type="float">
            <text:p>11672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226983" calcext:value-type="float">
            <text:p>22698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636" calcext:value-type="float">
            <text:p>36636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74178" calcext:value-type="float">
            <text:p>74178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85956" calcext:value-type="float">
            <text:p>85956</text:p>
          </table:table-cell>
        </table:table-row>
      </table:table>
      <table:named-expressions/>
      <table:database-ranges>
        <table:database-range table:name="__Anonymous_Sheet_DB__0" table:target-range-address="'century-sans-livy-pliny'.A1:'century-sans-livy-pliny'.B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5T20:00:41.484760106</dc:date>
    <meta:editing-duration>PT4M47S</meta:editing-duration>
    <meta:editing-cycles>1</meta:editing-cycles>
    <meta:document-statistic meta:table-count="1" meta:cell-count="2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94cm" svg:height="14.159cm" xlink:href=".." xlink:type="simple" chart:class="chart:bar" chart:style-name="ch1">
        <chart:title svg:x="7.65cm" svg:y="0.419cm" chart:style-name="ch2">
          <text:p>Word count by century (w/o Pliny the Elder &amp; Livy)</text:p>
        </chart:title>
        <chart:plot-area chart:style-name="ch3" table:cell-range-address="'century-sans-livy-pliny'.A1:'century-sans-livy-pliny'.B10" chart:data-source-has-labels="column" svg:x="1.52cm" svg:y="1.481cm" svg:width="23.465cm" svg:height="11.414cm">
          <chartooo:coordinate-region svg:x="2.909cm" svg:y="1.481cm" svg:width="21.519cm" svg:height="10.767cm"/>
          <chart:axis chart:dimension="x" chart:name="primary-x" chart:style-name="ch4" chartooo:axis-type="auto">
            <chartooo:date-scale/>
            <chart:title svg:x="0.451cm" svg:y="7.946cm" chart:style-name="ch5">
              <text:p>Centuries</text:p>
            </chart:title>
            <chart:categories table:cell-range-address="'century-sans-livy-pliny'.A1:'century-sans-livy-pliny'.A10"/>
          </chart:axis>
          <chart:axis chart:dimension="y" chart:name="primary-y" chart:style-name="ch6">
            <chart:title svg:x="11.925cm" svg:y="13.178cm" chart:style-name="ch7">
              <text:p>Number of tokens</text:p>
            </chart:title>
            <chart:grid chart:style-name="ch8" chart:class="major"/>
          </chart:axis>
          <chart:series chart:style-name="ch9" chart:values-cell-range-address="'century-sans-livy-pliny'.B1:'century-sans-livy-pliny'.B10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II BCE</text:p>
                <draw:g>
                  <svg:desc>'century-sans-livy-pliny'.A1:'century-sans-livy-pliny'.A10</svg:desc>
                </draw:g>
              </table:table-cell>
              <table:table-cell office:value-type="float" office:value="10950">
                <text:p>10950</text:p>
                <draw:g>
                  <svg:desc>'century-sans-livy-pliny'.B1:'century-sans-livy-pliny'.B10</svg:desc>
                </draw:g>
              </table:table-cell>
            </table:table-row>
            <table:table-row>
              <table:table-cell office:value-type="string">
                <text:p>II BCE</text:p>
              </table:table-cell>
              <table:table-cell office:value-type="float" office:value="44095">
                <text:p>44095</text:p>
              </table:table-cell>
            </table:table-row>
            <table:table-row>
              <table:table-cell office:value-type="string">
                <text:p>I BCE</text:p>
              </table:table-cell>
              <table:table-cell office:value-type="float" office:value="500208">
                <text:p>500208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753571">
                <text:p>753571</text:p>
              </table:table-cell>
            </table:table-row>
            <table:table-row>
              <table:table-cell office:value-type="string">
                <text:p>II</text:p>
              </table:table-cell>
              <table:table-cell office:value-type="float" office:value="238499">
                <text:p>238499</text:p>
              </table:table-cell>
            </table:table-row>
            <table:table-row>
              <table:table-cell office:value-type="string">
                <text:p>III</text:p>
              </table:table-cell>
              <table:table-cell office:value-type="float" office:value="11672">
                <text:p>11672</text:p>
              </table:table-cell>
            </table:table-row>
            <table:table-row>
              <table:table-cell office:value-type="string">
                <text:p>IV</text:p>
              </table:table-cell>
              <table:table-cell office:value-type="float" office:value="226983">
                <text:p>22698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6636">
                <text:p>36636</text:p>
              </table:table-cell>
            </table:table-row>
            <table:table-row>
              <table:table-cell office:value-type="string">
                <text:p>VI</text:p>
              </table:table-cell>
              <table:table-cell office:value-type="float" office:value="74178">
                <text:p>74178</text:p>
              </table:table-cell>
            </table:table-row>
            <table:table-row>
              <table:table-cell office:value-type="string">
                <text:p>VII</text:p>
              </table:table-cell>
              <table:table-cell office:value-type="float" office:value="85956">
                <text:p>85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